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mbivium Light1" svg:font-family="'Ambivium Light'"/>
    <style:font-face style:name="Ambivium Regu" svg:font-family="'Ambivium Regu'"/>
    <style:font-face style:name="FreeSans1" svg:font-family="FreeSans" style:font-family-generic="swiss"/>
    <style:font-face style:name="Ambivium Bold" svg:font-family="'Ambivium Bold'" style:font-pitch="variable"/>
    <style:font-face style:name="Ambivium Bold1" svg:font-family="'Ambivium Bold'" style:font-adornments="Bold" style:font-pitch="variable"/>
    <style:font-face style:name="Ambivium Light" svg:font-family="'Ambivium Light'" style:font-pitch="variable"/>
    <style:font-face style:name="Ambivium Regular" svg:font-family="'Ambivium Regular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in" fo:margin-right="0in" fo:margin-top="0in" fo:margin-bottom="0.1in" loext:contextual-spacing="false" fo:line-height="125%" fo:text-indent="-0.1799in" style:auto-text-indent="false" style:page-number="auto" fo:background-color="transparent"/>
      <style:text-properties style:font-name="Ambivium Light" officeooo:paragraph-rsid="0009aaf5"/>
    </style:style>
    <style:style style:name="P2" style:family="paragraph" style:parent-style-name="Standard">
      <loext:graphic-properties draw:fill="none"/>
      <style:paragraph-properties fo:margin-left="0in" fo:margin-right="0in" fo:margin-top="0in" fo:margin-bottom="0.1in" loext:contextual-spacing="false" fo:line-height="125%" fo:text-indent="-0.1799in" style:auto-text-indent="false" fo:background-color="transparent"/>
      <style:text-properties style:font-name="Ambivium Regular" officeooo:paragraph-rsid="0009aaf5"/>
    </style:style>
    <style:style style:name="P3" style:family="paragraph" style:parent-style-name="Standard">
      <loext:graphic-properties draw:fill="none"/>
      <style:paragraph-properties fo:margin-left="0in" fo:margin-right="0in" fo:margin-top="0in" fo:margin-bottom="0.1in" loext:contextual-spacing="false" fo:line-height="125%" fo:text-indent="-0.1799in" style:auto-text-indent="false" fo:background-color="transparent"/>
      <style:text-properties style:font-name="Ambivium Bold1" officeooo:paragraph-rsid="0009aaf5"/>
    </style:style>
    <style:style style:name="T1" style:family="text">
      <style:text-properties officeooo:rsid="00094c11"/>
    </style:style>
    <style:style style:name="T2" style:family="text">
      <style:text-properties fo:font-weight="bold" officeooo:rsid="00094c11"/>
    </style:style>
    <style:style style:name="T3" style:family="text">
      <style:text-properties fo:font-size="8pt" fo:font-style="normal" style:font-size-asian="8pt" style:font-style-asian="normal" style:font-size-complex="8pt" style:font-style-complex="normal"/>
    </style:style>
    <style:style style:name="T4" style:family="text">
      <style:text-properties fo:font-size="8pt" fo:font-style="normal" officeooo:rsid="000ba5a1" style:font-size-asian="8pt" style:font-style-asian="normal" style:font-size-complex="8pt" style:font-style-complex="normal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0pt" officeooo:rsid="000ba5a1" style:font-size-asian="10pt" style:font-size-complex="10pt"/>
    </style:style>
    <style:style style:name="T7" style:family="text">
      <style:text-properties fo:font-variant="small-caps" fo:font-weight="normal" officeooo:rsid="00094c11" style:font-size-asian="10.5pt"/>
    </style:style>
    <style:style style:name="T8" style:family="text">
      <style:text-properties style:font-name="Ambivium Light1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14pt" officeooo:rsid="000ba5a1" style:font-size-asian="14pt" style:font-size-complex="14pt"/>
    </style:style>
    <style:style style:name="T11" style:family="text">
      <style:text-properties officeooo:rsid="000ba5a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# Ambivium Light<text:line-break/></text:span><text:span text:style-name="T3">How vexingly quick daft zebras jump! </text:span><text:span text:style-name="T4">0123456789</text:span><text:span text:style-name="T3"><text:line-break/></text:span><text:span text:style-name="T5">How vexingly quick daft zebras jump! </text:span><text:span text:style-name="T6">0123456789</text:span><text:span text:style-name="T5"><text:line-break/></text:span>How vexingly quick daft zebras jump! <text:span text:style-name="T11">0123456789</text:span><text:line-break/><text:span text:style-name="T9">How vexingly quick daft zebras jump! </text:span><text:span text:style-name="T10">0123456789</text:span></text:p>
      <text:p text:style-name="P2"><text:span text:style-name="T2">#</text:span><text:span text:style-name="T1"> Ambivium Regular</text:span><text:span text:style-name="T7"> and Small Caps</text:span><text:span text:style-name="T1"><text:line-break/></text:span><text:span text:style-name="T3">How vexingly quick daft zebras jump! </text:span><text:span text:style-name="T4">0123456789</text:span><text:span text:style-name="T3"><text:line-break/></text:span><text:span text:style-name="T5">How vexingly quick daft zebras jump! 0123456789<text:line-break/></text:span>How vexingly quick daft zebras jump! 0123456789<text:line-break/><text:span text:style-name="T9">How vexingly quick daft zebras jump! 0123456789</text:span></text:p>
      <text:p text:style-name="P3"><text:span text:style-name="T2">#</text:span><text:span text:style-name="T1"> Ambivium Bold<text:line-break/></text:span><text:span text:style-name="T3">How vexingly quick daft zebras jump! 0123456789<text:line-break/></text:span><text:span text:style-name="T5">How vexingly quick daft zebras jump! 0123456789<text:line-break/></text:span>How vexingly quick daft zebras jump! 0123456789<text:line-break/><text:span text:style-name="T9">How vexingly quick daft zebras jump! 0123456789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mbivium Light1" svg:font-family="'Ambivium Light'"/>
    <style:font-face style:name="Ambivium Regu" svg:font-family="'Ambivium Regu'"/>
    <style:font-face style:name="FreeSans1" svg:font-family="FreeSans" style:font-family-generic="swiss"/>
    <style:font-face style:name="Ambivium Bold" svg:font-family="'Ambivium Bold'" style:font-pitch="variable"/>
    <style:font-face style:name="Ambivium Bold1" svg:font-family="'Ambivium Bold'" style:font-adornments="Bold" style:font-pitch="variable"/>
    <style:font-face style:name="Ambivium Light" svg:font-family="'Ambivium Light'" style:font-pitch="variable"/>
    <style:font-face style:name="Ambivium Regular" svg:font-family="'Ambivium Regular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tr" fo:country="TR" style:letter-kerning="true" style:font-name-asian="Lucida Sans Unicode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tr" fo:country="TR" style:letter-kerning="true" style:font-name-asian="Lucida Sans Unicode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0T12:11:33.176260866</meta:creation-date>
    <dc:date>2018-02-20T12:51:51.849443624</dc:date>
    <meta:editing-duration>PT19M58S</meta:editing-duration>
    <meta:editing-cycles>1</meta:editing-cycles>
    <meta:document-statistic meta:table-count="0" meta:image-count="0" meta:object-count="0" meta:page-count="1" meta:paragraph-count="3" meta:word-count="96" meta:character-count="640" meta:non-whitespace-character-count="547"/>
    <meta:generator>LibreOffice/6.0.1.1$Linux_X86_64 LibreOffice_project/00m0$Build-1</meta:generator>
  </office:meta>
</office:document-meta>
</file>